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2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5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6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7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8" style:family="graphic" style:parent-style-name="standard">
      <style:graphic-properties svg:stroke-width="0cm" draw:marker-start-width="0.203cm" draw:marker-end-width="0.203cm" draw:fill="none" draw:textarea-horizontal-align="justify" draw:textarea-vertical-align="middle" draw:auto-grow-height="false" fo:min-height="1.066cm" fo:min-width="1.582cm" fo:padding-top="-0.025cm" fo:padding-bottom="-0.025cm" fo:padding-left="0.225cm" fo:padding-right="0.225cm"/>
    </style:style>
    <style:style style:name="gr9" style:family="graphic" style:parent-style-name="objectwithoutfill">
      <style:graphic-properties svg:stroke-width="0cm" draw:marker-start-width="0.203cm" draw:marker-end-width="0.203cm" draw:fill="none" draw:textarea-vertical-align="middle" fo:padding-top="-0.025cm" fo:padding-bottom="-0.025cm" fo:padding-left="0.225cm" fo:padding-right="0.225cm"/>
    </style:style>
    <style:style style:name="gr10" style:family="graphic" style:parent-style-name="standard">
      <style:graphic-properties draw:stroke="none" draw:stroke-dash="Ultrafine_20_Dashe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11" style:family="graphic" style:parent-style-name="objectwithoutfill">
      <style:graphic-properties draw:stroke="dash" draw:stroke-dash="Ultrafine_20_Dashed" svg:stroke-width="0cm" svg:stroke-color="#b2b2b2" draw:marker-start-width="0.203cm" draw:marker-end-width="0.203cm" draw:fill="none" draw:textarea-vertical-align="middle" fo:padding-top="-0.025cm" fo:padding-bottom="-0.025cm" fo:padding-left="0.225cm" fo:padding-right="0.225cm"/>
    </style:style>
    <style:style style:name="gr12" style:family="graphic" style:parent-style-name="standard">
      <style:graphic-properties draw:stroke="none" svg:stroke-color="#000000" draw:fill="solid" draw:fill-color="#ffffff" fo:padding-top="0.051cm" fo:padding-bottom="0.051cm" fo:padding-left="0.051cm" fo:padding-right="0.051cm"/>
    </style:style>
    <style:style style:name="gr13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666666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text-properties fo:color="#ffffff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0.635cm" svg:x="12.557cm" svg:y="4.937cm">
          <draw:text-box>
            <text:p><text:span text:style-name="T1">Output</text:span></text:p>
          </draw:text-box>
        </draw:frame>
        <draw:frame draw:style-name="gr2" draw:text-style-name="P2" draw:layer="layout" svg:width="2.159cm" svg:height="0.509cm" svg:x="12.811cm" svg:y="5.698cm">
          <draw:text-box>
            <text:p><text:span text:style-name="T2">output</text:span></text:p>
          </draw:text-box>
        </draw:frame>
        <draw:custom-shape draw:style-name="gr3" draw:text-style-name="P3" xml:id="id8" draw:id="id8" draw:layer="layout" svg:width="0.254cm" svg:height="0.508cm" svg:x="12.557cm" svg:y="5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1.397cm" svg:x="12.557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286cm" svg:height="0.509cm" svg:x="4.937cm" svg:y="6.969cm">
          <draw:text-box>
            <text:p><text:span text:style-name="T2">Boats</text:span></text:p>
          </draw:text-box>
        </draw:frame>
        <draw:custom-shape draw:style-name="gr6" draw:text-style-name="P5" draw:layer="layout" svg:width="0.203cm" svg:height="0.203cm" draw:transform="rotate (-3.14159265358979) translate (7.138cm 7.3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254cm" svg:height="0.635cm" svg:x="6.969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3" draw:id="id3" draw:layer="layout" svg:width="2.54cm" svg:height="0.635cm" svg:x="4.683cm" svg:y="6.207cm">
          <draw:text-box>
            <text:p><text:span text:style-name="T1">Table</text:span></text:p>
          </draw:text-box>
        </draw:frame>
        <draw:custom-shape draw:style-name="gr4" draw:text-style-name="P4" draw:layer="layout" svg:width="2.54cm" svg:height="1.397cm" svg:x="4.683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xml:id="id1" draw:id="id1" draw:layer="layout" svg:width="2.286cm" svg:height="0.508cm" svg:x="4.937cm" svg:y="5.064cm">
          <draw:text-box>
            <text:p/>
          </draw:text-box>
          <draw:glue-point draw:id="4" svg:x="5.004cm" svg:y="-4.99cm"/>
          <draw:glue-point draw:id="5" svg:x="5.004cm" svg:y="5.029cm"/>
          <draw:glue-point draw:id="6" svg:x="-5cm" svg:y="5.019cm"/>
          <draw:glue-point draw:id="7" svg:x="-5.004cm" svg:y="-5cm"/>
        </draw:frame>
        <draw:custom-shape draw:style-name="gr6" draw:text-style-name="P5" draw:layer="layout" svg:width="0.203cm" svg:height="0.203cm" draw:transform="rotate (-3.14159265358979) translate (7.138cm 5.4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254cm" svg:height="0.635cm" svg:x="6.969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5" draw:id="id5" draw:layer="layout" svg:width="2.54cm" svg:height="0.635cm" svg:x="4.683cm" svg:y="4.302cm">
          <draw:text-box>
            <text:p><text:span text:style-name="T1">Table</text:span></text:p>
          </draw:text-box>
        </draw:frame>
        <draw:custom-shape draw:style-name="gr4" draw:text-style-name="P4" draw:layer="layout" svg:width="2.54cm" svg:height="1.397cm" svg:x="4.68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2" draw:id="id2" draw:layer="layout" svg:width="2.032cm" svg:height="1.016cm" svg:x="8.874cm" svg:y="3.921cm">
          <draw:glue-point draw:id="4" svg:x="-5.004cm" svg:y="-4.998cm"/>
          <draw:glue-point draw:id="5" svg:x="-5cm" svg:y="5.001cm"/>
          <draw:glue-point draw:id="6" svg:x="5cm" svg:y="5cm"/>
          <draw:glue-point draw:id="7" svg:x="5cm" svg:y="-5.00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line" svg:x1="7.223cm" svg:y1="5.065cm" svg:x2="8.874cm" svg:y2="3.922cm" draw:start-shape="id1" draw:start-glue-point="4" draw:end-shape="id2" draw:end-glue-point="4" svg:d="M7223 5065l1651-1143" svg:viewBox="0 0 1652 1144">
          <text:p/>
        </draw:connector>
        <draw:connector draw:style-name="gr9" draw:text-style-name="P6" draw:layer="layout" draw:type="line" svg:x1="7.223cm" svg:y1="5.572cm" svg:x2="8.874cm" svg:y2="4.937cm" draw:start-shape="id1" draw:start-glue-point="5" draw:end-shape="id2" draw:end-glue-point="5" svg:d="M7223 5572l1651-635" svg:viewBox="0 0 1652 636">
          <text:p/>
        </draw:connector>
        <draw:frame draw:style-name="gr10" draw:text-style-name="P2" draw:layer="layout" svg:width="1.651cm" svg:height="0.509cm" svg:x="8.874cm" svg:y="3.921cm">
          <draw:text-box>
            <text:p><text:span text:style-name="T2">Sailors</text:span></text:p>
          </draw:text-box>
        </draw:frame>
        <draw:frame draw:style-name="gr2" draw:text-style-name="P2" draw:layer="layout" svg:width="1.397cm" svg:height="0.508cm" svg:x="8.874cm" svg:y="4.429cm">
          <draw:text-box>
            <text:p><text:span text:style-name="T2">Boats</text:span></text:p>
          </draw:text-box>
        </draw:frame>
        <draw:connector draw:style-name="gr11" draw:text-style-name="P6" draw:layer="layout" draw:type="line" svg:x1="8.874cm" svg:y1="4.429cm" svg:x2="10.906cm" svg:y2="4.429cm" draw:start-shape="id2" draw:start-glue-point="3" draw:end-shape="id2" draw:end-glue-point="1" svg:d="M8874 4429h2032" svg:viewBox="0 0 2033 1">
          <text:p/>
        </draw:connector>
        <draw:frame draw:style-name="gr12" draw:text-style-name="P7" draw:layer="layout" svg:width="1.03cm" svg:height="0.381cm" svg:x="9.79cm" svg:y="3.719cm">
          <draw:text-box>
            <text:p><text:span text:style-name="T3">options</text:span></text:p>
          </draw:text-box>
        </draw:frame>
        <draw:frame draw:style-name="gr5" draw:text-style-name="P2" draw:layer="layout" svg:width="2.286cm" svg:height="0.509cm" svg:x="8.874cm" svg:y="5.953cm">
          <draw:text-box>
            <text:p><text:span text:style-name="T2">union</text:span></text:p>
          </draw:text-box>
        </draw:frame>
        <draw:custom-shape draw:style-name="gr6" draw:text-style-name="P5" draw:layer="layout" svg:width="0.203cm" svg:height="0.203cm" draw:transform="rotate (-3.14159265358979) translate (11.075cm 6.3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254cm" svg:height="0.635cm" svg:x="10.906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7" draw:id="id7" draw:layer="layout" svg:width="2.54cm" svg:height="0.635cm" svg:x="8.62cm" svg:y="5.191cm">
          <draw:text-box>
            <text:p><text:span text:style-name="T1">Merge</text:span></text:p>
          </draw:text-box>
        </draw:frame>
        <draw:custom-shape draw:style-name="gr13" draw:text-style-name="P4" draw:layer="layout" svg:width="2.54cm" svg:height="2.667cm" svg:x="8.62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59cm" svg:height="0.509cm" svg:x="8.874cm" svg:y="6.587cm">
          <draw:text-box>
            <text:p><text:span text:style-name="T2">relation</text:span></text:p>
          </draw:text-box>
        </draw:frame>
        <draw:custom-shape draw:style-name="gr3" draw:text-style-name="P3" xml:id="id6" draw:id="id6" draw:layer="layout" svg:width="0.254cm" svg:height="0.508cm" svg:x="8.62cm" svg:y="6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59cm" svg:height="0.509cm" svg:x="8.874cm" svg:y="7.222cm">
          <draw:text-box>
            <text:p><text:span text:style-name="T2">relation</text:span></text:p>
          </draw:text-box>
        </draw:frame>
        <draw:custom-shape draw:style-name="gr3" draw:text-style-name="P3" xml:id="id4" draw:id="id4" draw:layer="layout" svg:width="0.254cm" svg:height="0.508cm" svg:x="8.62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curve" svg:x1="7.223cm" svg:y1="6.524cm" svg:x2="8.62cm" svg:y2="7.476cm" draw:start-shape="id3" draw:start-glue-point="1" draw:end-shape="id4" draw:end-glue-point="3" svg:d="M7223 6524c1057 0 359 952 1397 952" svg:viewBox="0 0 1398 953">
          <text:p/>
        </draw:connector>
        <draw:connector draw:style-name="gr14" draw:text-style-name="P6" draw:layer="layout" draw:type="curve" svg:x1="7.223cm" svg:y1="4.619cm" svg:x2="8.62cm" svg:y2="6.841cm" draw:start-shape="id5" draw:start-glue-point="1" draw:end-shape="id6" draw:end-glue-point="3" svg:d="M7223 4619c1057 0 359 2222 1397 2222" svg:viewBox="0 0 1398 2223">
          <text:p/>
        </draw:connector>
        <draw:connector draw:style-name="gr14" draw:text-style-name="P6" draw:layer="layout" draw:type="curve" svg:x1="11.16cm" svg:y1="5.508cm" svg:x2="12.557cm" svg:y2="5.952cm" draw:start-shape="id7" draw:start-glue-point="1" draw:end-shape="id8" draw:end-glue-point="3" svg:d="M11160 5508c1057 0 359 444 1397 444" svg:viewBox="0 0 1398 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9T13:43:30.912337021</dc:date>
    <meta:editing-duration>PT2H31M16S</meta:editing-duration>
    <meta:editing-cycles>40</meta:editing-cycles>
    <meta:generator>LibreOffice/4.4.1.2$Linux_X86_64 LibreOffice_project/40m0$Build-2</meta:generator>
    <meta:document-statistic meta:object-count="33"/>
  </office:meta>
</office:document-meta>
</file>